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7" table:default-cell-style-name="ce6"/>
        <table:table-column table:style-name="co1" table:number-columns-repeated="436" table:default-cell-style-name="ce4"/>
        <table:table-column table:style-name="co1" table:number-columns-repeated="15682" table:default-cell-style-name="Default"/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 table:number-rows-repeated="50">
          <table:table-cell table:style-name="ce4" table:number-columns-repeated="237"/>
          <table:table-cell table:number-columns-repeated="16118"/>
        </table:table-row>
        <table:table-row table:style-name="ro2">
          <table:table-cell table:style-name="ce4" table:number-columns-repeated="237"/>
          <table:table-cell table:number-columns-repeated="16118"/>
        </table:table-row>
        <calcext:conditional-formats>
          <calcext:conditional-format calcext:target-range-address="Feuille1.ID56:Feuille1.IE69 Feuille1.A1:Feuille1.IC30 Feuille1.A41:Feuille1.IC69 Feuille1.A31:Feuille1.BU38 Feuille1.BV32:Feuille1.IC38 Feuille1.BV31:Feuille1.IC31 Feuille1.BS39:Feuille1.IC40 Feuille1.A39:Feuille1.BR40">
            <calcext:condition calcext:apply-style-name="noir" calcext:value="=1" calcext:base-cell-address="Feuille1.A1"/>
          </calcext:conditional-format>
          <calcext:conditional-format calcext:target-range-address="Feuille1.A1:Feuille1.YW30 Feuille1.A41:Feuille1.YW120 Feuille1.A31:Feuille1.BU38 Feuille1.BV32:Feuille1.YW38 Feuille1.BV31:Feuille1.YW31 Feuille1.BS39:Feuille1.YW40 Feuille1.A39:Feuille1.BR40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2:02:51.882535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2:03:04.081518499</dc:date>
    <meta:editing-duration>PT4H19M58S</meta:editing-duration>
    <meta:editing-cycles>33</meta:editing-cycles>
    <meta:generator>LibreOffice/7.5.5.2$Linux_X86_64 LibreOffice_project/50$Build-2</meta:generator>
    <meta:document-statistic meta:table-count="1" meta:cell-count="16353" meta:object-count="0"/>
  </office:meta>
</office:document-meta>
</file>